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72cm" fo:min-width="3.9cm"/>
      <style:paragraph-properties style:writing-mode="lr-tb"/>
    </style:style>
    <style:style style:name="gr3" style:family="graphic" style:parent-style-name="objectwithoutfill">
      <style:graphic-properties draw:marker-end="Linienspitzen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controls" svg:width="4.75cm" svg:height="2cm" svg:x="3.75cm" svg:y="5.963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controls" svg:width="4.75cm" svg:height="1.75cm" svg:x="3.75cm" svg:y="3cm">
          <text:p text:style-name="P1">1 sec is o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controls" svg:x1="6.125cm" svg:y1="4.75cm" svg:x2="6.125cm" svg:y2="5.963cm" draw:start-shape="id1" draw:start-glue-point="6" draw:end-shape="id2" draw:end-glue-point="4" svg:d="M6125 4750v1213" svg:viewBox="0 0 1 1214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as Blum</meta:initial-creator>
    <meta:creation-date>2020-09-01T19:59:19.121000000</meta:creation-date>
    <dc:date>2020-09-01T21:30:01.847000000</dc:date>
    <dc:creator>Andreas Blum</dc:creator>
    <meta:editing-duration>PT19M20S</meta:editing-duration>
    <meta:editing-cycles>3</meta:editing-cycles>
    <meta:generator>LibreOffice/7.0.0.3$Windows_X86_64 LibreOffice_project/8061b3e9204bef6b321a21033174034a5e2ea88e</meta:generator>
    <meta:document-statistic meta:object-count="3"/>
  </office:meta>
</office:document-meta>
</file>